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 officeooo:paragraph-rsid="001ff211"/>
    </style:style>
    <style:style style:name="P125" style:family="paragraph" style:parent-style-name="Text_20_body">
      <style:text-properties officeooo:paragraph-rsid="00121f51"/>
    </style:style>
    <style:style style:name="P126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7" style:family="paragraph" style:parent-style-name="Text_20_body" style:list-style-name="L48">
      <style:paragraph-properties fo:margin-left="0cm" fo:margin-right="0cm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8" style:family="paragraph" style:parent-style-name="Text_20_body">
      <style:text-properties fo:color="#000000" loext:opacity="100%" fo:font-size="16pt" officeooo:rsid="00121f51" officeooo:paragraph-rsid="00121f51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size="20pt" officeooo:rsid="001be7cf" fo:background-color="#00a933" loext:char-shading-value="0" style:font-size-asian="20pt" style:font-size-complex="20pt"/>
    </style:style>
    <style:style style:name="T22" style:family="text">
      <style:text-properties fo:font-size="20pt" officeooo:rsid="001be7cf" style:font-size-asian="20pt" style:font-size-complex="20pt"/>
    </style:style>
    <style:style style:name="T23" style:family="text">
      <style:text-properties fo:font-size="16pt" fo:font-weight="bold" officeooo:rsid="001ff211" fo:background-color="#ffff6d" loext:char-shading-value="0" style:font-size-asian="16pt" style:font-weight-asian="bold" style:font-size-complex="16pt" style:font-weight-complex="bold"/>
    </style:style>
    <style:style style:name="T24" style:family="text">
      <style:text-properties fo:color="#000000" loext:opacity="100%" fo:font-size="16pt" officeooo:rsid="00121f51" style:font-size-asian="16pt" style:font-size-complex="16pt"/>
    </style:style>
    <style:style style:name="T25" style:family="text">
      <style:text-properties fo:color="#000000" loext:opacity="100%" fo:font-size="16pt" officeooo:rsid="001ff211" style:font-size-asian="16pt" style:font-size-complex="16pt"/>
    </style:style>
    <style:style style:name="T26" style:family="text">
      <style:text-properties fo:font-variant="normal" fo:text-transform="none" fo:color="#34363d" loext:opacity="100%" fo:font-family="Inter, 'Inter Fallback', ui-sans-serif, system-ui, sans-serif" fo:font-size="18pt" fo:letter-spacing="normal" fo:font-style="normal" fo:font-weight="normal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.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22"><text:span text:style-name="Strong_20_Emphasis"><text:span text:style-name="T21">Abaixar lista de arquivos </text:span></text:span></text:p>
      <text:p text:style-name="P122"><text:span text:style-name="Strong_20_Emphasis"><text:span text:style-name="T22">Get-ChildItem *.py | Select-Object Name<text:line-break/><text:line-break/><text:line-break/></text:span></text:span></text:p>
      <text:p text:style-name="P119"><text:span text:style-name="Source_20_Text"/></text:p>
      <text:p text:style-name="P119"><text:span text:style-name="Source_20_Text"/></text:p>
      <text:p text:style-name="P117"><text:soft-page-break/><text:span text:style-name="Strong_20_Emphasis"><text:span text:style-name="T13"/></text:span></text:p>
      <text:list text:style-name="L47">
        <text:list-header>
          <text:p text:style-name="P123"/>
          <text:p text:style-name="P124"><text:span text:style-name="Source_20_Text"><text:span text:style-name="T23">RESUMOS COMPRIMIDOS PARA IA </text:span></text:span></text:p>
        </text:list-header>
      </text:list>
      <text:p text:style-name="P125"><text:span text:style-name="T24">ideia, por exem</text:span><text:span text:style-name="T25">p</text:span><text:span text:style-name="T24">lo de um resumo do mercado com informações importantes para a IA ler, talvez enviar de 30 em 30 minutos <text:s/>, o importante é que a IA, tenha uma base comprimida de dados para ajudar na analise e servir como histórico resumido do mercado <text:s/>para poder acessar e tomar decisões diante dos dados em tempo real do momento. Ajudando na memorização dos dados e aprendizados, pra que a IA retorne uma analise mais assertiva diante de informações que ela possa acessar pra fazer a leitura do mercado, dados importantes que poderia ser acessados pela IA para saber que dir</text:span><text:span text:style-name="T25">e</text:span><text:span text:style-name="T24">ção , fraqueza do mercado , areas importante, regiões de resistência e por ai vai........Não so</text:span><text:span text:style-name="T25">m</text:span><text:span text:style-name="T24">ete receber os dados do momento, mas ter acessos aos dados que ja foram processados durante o correr do dia todo e enviando esses resumos a IA fica informada não somente em tempo real mais sobre o histórico de dados que ja foram processados , informações importantes de regioes , áreas de interesses , defesa e etc.......... é somente uma idei</text:span><text:span text:style-name="T25">a </text:span><text:span text:style-name="T24"><text:s/>resumida , podendo ser aprimorada <text:line-break/></text:span><text:span text:style-name="T26">A IA </text:span><text:span text:style-name="Strong_20_Emphasis"><text:span text:style-name="T27">não olha só pro momento</text:span></text:span><text:span text:style-name="T26">, ela vê:</text:span></text:p>
      <text:list text:style-name="L48">
        <text:list-item>
          <text:p text:style-name="P126">Como o dia está se comportando,</text:p>
        </text:list-item>
        <text:list-item>
          <text:p text:style-name="P126">Se a movimentação atual está contra ou a favor do dia,</text:p>
        </text:list-item>
        <text:list-item>
          <text:p text:style-name="P126">Quais níveis já foram testados ou estão perto,</text:p>
        </text:list-item>
        <text:list-item>
          <text:p text:style-name="P127">Como tem sido o fluxo e volatilidade até agora</text:p>
        </text:list-item>
      </text:list>
      <text:p text:style-name="P1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2-05T23:04:29.750784400</dc:date>
    <meta:editing-duration>PT14H55M49S</meta:editing-duration>
    <meta:editing-cycles>17</meta:editing-cycles>
    <meta:generator>LibreOffice/25.8.1.1$Windows_X86_64 LibreOffice_project/54047653041915e595ad4e45cccea684809c77b5</meta:generator>
    <meta:document-statistic meta:table-count="0" meta:image-count="0" meta:object-count="0" meta:page-count="30" meta:paragraph-count="777" meta:word-count="4341" meta:character-count="31547" meta:non-whitespace-character-count="26626"/>
  </office:meta>
</office:document-meta>
</file>